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819in"/>
    </style:style>
    <style:style style:name="co5" style:family="table-column">
      <style:table-column-properties fo:break-before="auto" style:column-width="1.2957in"/>
    </style:style>
    <style:style style:name="co6" style:family="table-column">
      <style:table-column-properties fo:break-before="auto" style:column-width="1.5398in"/>
    </style:style>
    <style:style style:name="co7" style:family="table-column">
      <style:table-column-properties fo:break-before="auto" style:column-width="1.4626in"/>
    </style:style>
    <style:style style:name="co8" style:family="table-column">
      <style:table-column-properties fo:break-before="auto" style:column-width="1.2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fo:color="#000000" style:font-name="Calibri" fo:font-size="11pt" fo:language="en" fo:country="GB" style:font-name-asian="Microsoft YaHei" style:font-size-asian="11pt" style:font-name-complex="Calibri" style:font-size-complex="11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 style:data-style-name="N63"/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vertone Index</text:p>
          </table:table-cell>
          <table:table-cell office:value-type="string" calcext:value-type="string">
            <text:p>N(Semitones+1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ultiple</text:p>
          </table:table-cell>
          <table:table-cell/>
          <table:table-cell office:value-type="string" calcext:value-type="string">
            <text:p>N(Semitones+1)</text:p>
          </table:table-cell>
          <table:table-cell office:value-type="string" calcext:value-type="string">
            <text:p>Overtone Index</text:p>
          </table:table-cell>
          <table:table-cell table:number-columns-repeated="2" office:value-type="string" calcext:value-type="string">
            <text:p>Ratio</text:p>
          </table:table-cell>
          <table:table-cell table:number-columns-repeated="5"/>
          <table:table-cell office:value-type="string" calcext:value-type="string">
            <text:p>Ratio (1.5x method)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1/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1\prim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.0625" calcext:value-type="float">
            <text:p>1.0625</text:p>
          </table:table-cell>
          <table:table-cell table:style-name="ce7" office:value-type="string" calcext:value-type="string">
            <text:p>17/16</text:p>
          </table:table-cell>
          <table:table-cell table:number-columns-repeated="5"/>
          <table:table-cell office:value-type="float" office:value="1.067871" calcext:value-type="float">
            <text:p>1.067871</text:p>
          </table:table-cell>
          <table:table-cell table:formula="of:=[.P8]*1.5*0.5" office:value-type="float" office:value="1.06787109375" calcext:value-type="float">
            <text:p>1.06787109375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ri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125" calcext:value-type="float">
            <text:p>1.125</text:p>
          </table:table-cell>
          <table:table-cell table:style-name="ce7" office:value-type="string" calcext:value-type="string">
            <text:p>9/8</text:p>
          </table:table-cell>
          <table:table-cell table:number-columns-repeated="5"/>
          <table:table-cell office:value-type="float" office:value="1.125" calcext:value-type="float">
            <text:p>1.125</text:p>
          </table:table-cell>
          <table:table-cell table:formula="of:=[.P9]*1.5*0.5" office:value-type="float" office:value="1.125" calcext:value-type="float">
            <text:p>1.125</text:p>
          </table:table-cell>
          <table:table-cell/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.1875" calcext:value-type="float">
            <text:p>1.1875</text:p>
          </table:table-cell>
          <table:table-cell table:style-name="ce7" office:value-type="string" calcext:value-type="string">
            <text:p>19/16</text:p>
          </table:table-cell>
          <table:table-cell table:number-columns-repeated="5"/>
          <table:table-cell office:value-type="float" office:value="1.201355" calcext:value-type="float">
            <text:p>1.201355</text:p>
          </table:table-cell>
          <table:table-cell table:formula="of:=[.P10]*1.5*0.5" office:value-type="float" office:value="1.20135498046875" calcext:value-type="float">
            <text:p>1.20135498046875</text:p>
          </table:table-cell>
          <table:table-cell/>
          <table:table-cell office:value-type="float" office:value="1.6875" calcext:value-type="float">
            <text:p>1.6875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1.25" calcext:value-type="float">
            <text:p>1.25</text:p>
          </table:table-cell>
          <table:table-cell office:value-type="string" calcext:value-type="string">
            <text:p>pri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table:style-name="ce7" office:value-type="string" calcext:value-type="string">
            <text:p>5/4</text:p>
          </table:table-cell>
          <table:table-cell table:number-columns-repeated="5"/>
          <table:table-cell office:value-type="float" office:value="1.265625" calcext:value-type="float">
            <text:p>1.265625</text:p>
          </table:table-cell>
          <table:table-cell table:formula="of:=[.P11]*1.5*0.5" office:value-type="float" office:value="1.265625" calcext:value-type="float">
            <text:p>1.265625</text:p>
          </table:table-cell>
          <table:table-cell/>
          <table:table-cell office:value-type="float" office:value="1.265625" calcext:value-type="float">
            <text:p>1.265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art of the geometric sequence of 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4/3</text:p>
          </table:table-cell>
          <table:table-cell table:style-name="ce7" office:value-type="string" calcext:value-type="string">
            <text:p>4/3</text:p>
          </table:table-cell>
          <table:table-cell table:number-columns-repeated="5"/>
          <table:table-cell office:value-type="float" office:value="1.351524" calcext:value-type="float">
            <text:p>1.351524</text:p>
          </table:table-cell>
          <table:table-cell table:formula="of:=[.P12]*1.5*0.5" office:value-type="float" office:value="1.35152435302734" calcext:value-type="float">
            <text:p>1.35152435302734</text:p>
          </table:table-cell>
          <table:table-cell/>
          <table:table-cell office:value-type="float" office:value="1.898438" calcext:value-type="float">
            <text:p>1.898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string" calcext:value-type="string">
            <text:p>pri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.40625" calcext:value-type="float">
            <text:p>1.40625</text:p>
          </table:table-cell>
          <table:table-cell table:style-name="ce7" office:value-type="string" calcext:value-type="string">
            <text:p>45/32</text:p>
          </table:table-cell>
          <table:table-cell table:number-columns-repeated="5"/>
          <table:table-cell office:value-type="float" office:value="1.423828" calcext:value-type="float">
            <text:p>1.423828</text:p>
          </table:table-cell>
          <table:table-cell table:formula="of:=[.P13]*1.5*0.5" office:value-type="float" office:value="1.423828125" calcext:value-type="float">
            <text:p>1.423828125</text:p>
          </table:table-cell>
          <table:table-cell/>
          <table:table-cell office:value-type="float" office:value="1.423828" calcext:value-type="float">
            <text:p>1.423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3/2</text:p>
          </table:table-cell>
          <table:table-cell table:number-columns-repeated="5"/>
          <table:table-cell office:value-type="float" office:value="1.5" calcext:value-type="float">
            <text:p>1.5</text:p>
          </table:table-cell>
          <table:table-cell table:formula="of:=[.P2]*1.5" office:value-type="float" office:value="1.5" calcext:value-type="float">
            <text:p>1.5</text:p>
          </table:table-cell>
          <table:table-cell/>
          <table:table-cell office:value-type="float" office:value="1.067871" calcext:value-type="float">
            <text:p>1.067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.59375" calcext:value-type="float">
            <text:p>1.59375</text:p>
          </table:table-cell>
          <table:table-cell table:style-name="ce7" office:value-type="string" calcext:value-type="string">
            <text:p>51/32</text:p>
          </table:table-cell>
          <table:table-cell table:number-columns-repeated="5"/>
          <table:table-cell office:value-type="float" office:value="1.601807" calcext:value-type="float">
            <text:p>1.601807</text:p>
          </table:table-cell>
          <table:table-cell table:formula="of:=[.P3]*1.5" office:value-type="float" office:value="1.601806640625" calcext:value-type="float">
            <text:p>1.601806640625</text:p>
          </table:table-cell>
          <table:table-cell/>
          <table:table-cell office:value-type="float" office:value="1.601807" calcext:value-type="float">
            <text:p>1.6018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art of the geometric sequence of 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.6875" calcext:value-type="float">
            <text:p>1.6875</text:p>
          </table:table-cell>
          <table:table-cell table:style-name="ce7" office:value-type="string" calcext:value-type="string">
            <text:p>27/16</text:p>
          </table:table-cell>
          <table:table-cell table:number-columns-repeated="5"/>
          <table:table-cell office:value-type="float" office:value="1.6875" calcext:value-type="float">
            <text:p>1.6875</text:p>
          </table:table-cell>
          <table:table-cell table:formula="of:=[.P4]*1.5" office:value-type="float" office:value="1.6875" calcext:value-type="float">
            <text:p>1.6875</text:p>
          </table:table-cell>
          <table:table-cell/>
          <table:table-cell office:value-type="float" office:value="1.201355" calcext:value-type="float">
            <text:p>1.2013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string" calcext:value-type="string">
            <text:p>prim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.78125" calcext:value-type="float">
            <text:p>1.78125</text:p>
          </table:table-cell>
          <table:table-cell table:style-name="ce7" office:value-type="string" calcext:value-type="string">
            <text:p>57/32</text:p>
          </table:table-cell>
          <table:table-cell table:number-columns-repeated="5"/>
          <table:table-cell office:value-type="float" office:value="1.802032" calcext:value-type="float">
            <text:p>1.802032</text:p>
          </table:table-cell>
          <table:table-cell table:formula="of:=[.P5]*1.5" office:value-type="float" office:value="1.80203247070313" calcext:value-type="float">
            <text:p>1.80203247070313</text:p>
          </table:table-cell>
          <table:table-cell/>
          <table:table-cell office:value-type="float" office:value="1.802032" calcext:value-type="float">
            <text:p>1.802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art of the geometric sequence of 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table:style-name="ce7" office:value-type="string" calcext:value-type="string">
            <text:p>15/8</text:p>
          </table:table-cell>
          <table:table-cell table:number-columns-repeated="5"/>
          <table:table-cell office:value-type="float" office:value="1.898438" calcext:value-type="float">
            <text:p>1.898438</text:p>
          </table:table-cell>
          <table:table-cell table:formula="of:=[.P6]*1.5" office:value-type="float" office:value="1.8984375" calcext:value-type="float">
            <text:p>1.8984375</text:p>
          </table:table-cell>
          <table:table-cell/>
          <table:table-cell office:value-type="float" office:value="1.351524" calcext:value-type="float">
            <text:p>1.3515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string" calcext:value-type="string">
            <text:p>prime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string" calcext:value-type="string">
            <text:p>2/2</text:p>
          </table:table-cell>
          <table:table-cell table:number-columns-repeated="5"/>
          <table:table-cell office:value-type="float" office:value="2.027287" calcext:value-type="float">
            <text:p>2.027287</text:p>
          </table:table-cell>
          <table:table-cell table:formula="of:=[.P7]*1.5" office:value-type="float" office:value="2.02728652954102" calcext:value-type="float">
            <text:p>2.02728652954102</text:p>
          </table:table-cell>
          <table:table-cell/>
          <table:table-cell office:value-type="float" office:value="2.027287" calcext:value-type="float">
            <text:p>2.0272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string" calcext:value-type="string">
            <text:p>part of the geometric sequence of 7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875" calcext:value-type="float">
            <text:p>1.87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0625" calcext:value-type="float">
            <text:p>1.0625</text:p>
          </table:table-cell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part of the geometric sequence of 9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.1875" calcext:value-type="float">
            <text:p>1.1875</text:p>
          </table:table-cell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art of the geometric sequence of 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.3125" calcext:value-type="float">
            <text:p>1.312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string" calcext:value-type="string">
            <text:p>part of the geometric sequence of 11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.4375" calcext:value-type="float">
            <text:p>1.4375</text:p>
          </table:table-cell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art of the geometric sequence of 3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.5625" calcext:value-type="float">
            <text:p>1.5625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string" calcext:value-type="string">
            <text:p>part of the geometric sequence of 13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6875" calcext:value-type="float">
            <text:p>1.687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string" calcext:value-type="string">
            <text:p>part of the geometric sequence of 7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.8125" calcext:value-type="float">
            <text:p>1.8125</text:p>
          </table:table-cell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.875" calcext:value-type="float">
            <text:p>1.875</text:p>
          </table:table-cell>
          <table:table-cell office:value-type="string" calcext:value-type="string">
            <text:p>part of the geometric sequence of 15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.9375" calcext:value-type="float">
            <text:p>1.9375</text:p>
          </table:table-cell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art of the geometric sequence of 17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art of the geometric sequence of 9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art of the geometric sequence of 19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art of the geometric sequence of 5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part of the geometric sequence of 21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art of the geometric sequence of 11</text:p>
          </table:table-cell>
          <table:table-cell table:number-columns-repeated="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.40625" calcext:value-type="float">
            <text:p>1.40625</text:p>
          </table:table-cell>
          <table:table-cell table:number-columns-repeated="3"/>
          <table:table-cell table:style-name="ce1"/>
          <table:table-cell table:style-name="ce2"/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art of the geometric sequence of 23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part of the geometric sequence of 3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art of the geometric sequence of 25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.59375" calcext:value-type="float">
            <text:p>1.59375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art of the geometric sequence of 13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art of the geometric sequence of 27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art of the geometric sequence of 7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.78125" calcext:value-type="float">
            <text:p>1.78125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art of the geometric sequence of 29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art of the geometric sequence of 15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part of the geometric sequence of 31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part of the geometric sequence of 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21:37:57.095794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1:59:57.624341236</meta:creation-date>
    <dc:date>2024-01-31T21:54:35.462732383</dc:date>
    <meta:editing-duration>PT1H45M58S</meta:editing-duration>
    <meta:editing-cycles>6</meta:editing-cycles>
    <meta:generator>LibreOffice/7.5.9.2$Linux_X86_64 LibreOffice_project/50$Build-2</meta:generator>
    <meta:document-statistic meta:table-count="1" meta:cell-count="271" meta:object-count="0"/>
  </office:meta>
</office:document-meta>
</file>